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6cm" draw:marker-end-width="0.6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ff336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fo:min-height="1.439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style:text-position="super 58%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3" style:family="text">
      <style:text-properties style:text-position="sub 58%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6.412cm" svg:height="6.475cm" svg:x="6.392cm" svg:y="1.702cm">
          <text:p/>
        </draw:rect>
        <draw:line draw:style-name="gr2" draw:text-style-name="P1" draw:layer="layout" svg:x1="0.272cm" svg:y1="1.687cm" svg:x2="19.665cm" svg:y2="1.687cm">
          <text:p/>
        </draw:line>
        <draw:line draw:style-name="gr2" draw:text-style-name="P1" draw:layer="layout" svg:x1="0.272cm" svg:y1="8.181cm" svg:x2="19.665cm" svg:y2="8.181cm">
          <text:p/>
        </draw:line>
        <draw:custom-shape draw:style-name="gr3" draw:text-style-name="P1" draw:layer="layout" svg:width="0.5cm" svg:height="0.53cm" svg:x="6.19cm" svg:y="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3cm" svg:x="9.39cm" svg:y="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3cm" svg:x="12.59cm" svg:y="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236cm" svg:height="1.4cm" svg:x="0.041cm" svg:y="0.425cm">
          <draw:text-box>
            <text:p><text:span text:style-name="T1">t</text:span><text:span text:style-name="T2">n+1</text:span></text:p>
          </draw:text-box>
        </draw:frame>
        <draw:frame draw:style-name="gr4" draw:text-style-name="P2" draw:layer="layout" svg:width="2.236cm" svg:height="1.4cm" svg:x="0.041cm" svg:y="6.891cm">
          <draw:text-box>
            <text:p><text:span text:style-name="T1">t</text:span><text:span text:style-name="T2">n</text:span></text:p>
          </draw:text-box>
        </draw:frame>
        <draw:frame draw:style-name="gr5" draw:text-style-name="P2" draw:layer="layout" svg:width="2.236cm" svg:height="1.689cm" svg:x="2.491cm" svg:y="8.39cm">
          <draw:text-box>
            <text:p><text:span text:style-name="T1">X</text:span><text:span text:style-name="T3">i-1</text:span></text:p>
          </draw:text-box>
        </draw:frame>
        <draw:frame draw:style-name="gr5" draw:text-style-name="P2" draw:layer="layout" svg:width="2.236cm" svg:height="1.689cm" svg:x="9.045cm" svg:y="8.39cm">
          <draw:text-box>
            <text:p><text:span text:style-name="T1">X</text:span><text:span text:style-name="T3">i</text:span></text:p>
          </draw:text-box>
        </draw:frame>
        <draw:frame draw:style-name="gr5" draw:text-style-name="P2" draw:layer="layout" svg:width="2.236cm" svg:height="1.689cm" svg:x="14.938cm" svg:y="8.39cm">
          <draw:text-box>
            <text:p><text:span text:style-name="T1">X</text:span><text:span text:style-name="T3">i+1</text:span></text:p>
          </draw:text-box>
        </draw:frame>
        <draw:custom-shape draw:style-name="gr3" draw:text-style-name="P1" draw:layer="layout" svg:width="0.5cm" svg:height="0.53cm" svg:x="15.39cm" svg:y="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3cm" svg:x="9.39cm" svg:y="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3cm" svg:x="2.99cm" svg:y="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3cm" svg:x="6.09cm" svg:y="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3cm" svg:x="12.591cm" svg:y="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755cm" svg:height="1.689cm" svg:x="5.691cm" svg:y="8.391cm">
          <draw:text-box>
            <text:p><text:span text:style-name="T1">X</text:span><text:span text:style-name="T3">i-1/2</text:span></text:p>
          </draw:text-box>
        </draw:frame>
        <draw:frame draw:style-name="gr5" draw:text-style-name="P2" draw:layer="layout" svg:width="2.883cm" svg:height="1.689cm" svg:x="12.038cm" svg:y="8.391cm">
          <draw:text-box>
            <text:p><text:span text:style-name="T1">X</text:span><text:span text:style-name="T3">i+1/2</text:span></text:p>
          </draw:text-box>
        </draw:frame>
        <draw:frame draw:style-name="gr5" draw:text-style-name="P2" draw:layer="layout" svg:width="2.236cm" svg:height="1.689cm" svg:x="9.046cm" svg:y="-0.01cm">
          <draw:text-box>
            <text:p><text:span text:style-name="T1">X</text:span><text:span text:style-name="T3">i</text:span></text:p>
          </draw:text-box>
        </draw:frame>
        <draw:frame draw:style-name="gr5" draw:text-style-name="P2" draw:layer="layout" svg:width="2.755cm" svg:height="1.689cm" svg:x="5.692cm" svg:y="-0.009cm">
          <draw:text-box>
            <text:p><text:span text:style-name="T1">X</text:span><text:span text:style-name="T3">i-1/2</text:span></text:p>
          </draw:text-box>
        </draw:frame>
        <draw:frame draw:style-name="gr5" draw:text-style-name="P2" draw:layer="layout" svg:width="2.883cm" svg:height="1.689cm" svg:x="12.039cm" svg:y="-0.009cm">
          <draw:text-box>
            <text:p><text:span text:style-name="T1">X</text:span><text:span text:style-name="T3">i+1/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7T15:52:51.89</meta:creation-date>
    <dc:date>2018-11-16T16:35:26.81</dc:date>
    <meta:editing-duration>PT20M20S</meta:editing-duration>
    <meta:editing-cycles>7</meta:editing-cycles>
    <meta:generator>OpenOffice/4.1.3$Win32 OpenOffice.org_project/413m1$Build-9783</meta:generator>
    <dc:creator>Christophe Coulet</dc:creator>
    <meta:document-statistic meta:object-count="21"/>
  </office:meta>
</office:document-meta>
</file>